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0165659E388C378D3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1.7598in" fo:margin-right="0in" fo:text-indent="-1.7598in" style:auto-text-indent="false">
        <style:tab-stops>
          <style:tab-stop style:position="6.3in" style:type="center"/>
          <style:tab-stop style:position="6.7283in" style:type="right"/>
        </style:tab-stops>
      </style:paragraph-properties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26pt" fo:language="uk" fo:country="UA" fo:font-weight="bold" style:font-size-asian="26pt" style:font-weight-asian="bold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" fo:font-size="16pt" fo:language="uk" fo:country="UA" fo:font-style="italic" style:font-size-asian="16pt" style:font-style-asian="italic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22pt" fo:language="uk" fo:country="UA" fo:font-style="italic" officeooo:rsid="0019c4c0" officeooo:paragraph-rsid="0019c4c0" style:font-size-asian="19.25pt" style:font-style-asian="italic" style:font-name-complex="Times New Roman1" style:font-size-complex="22pt"/>
    </style:style>
    <style:style style:name="P5" style:family="paragraph" style:parent-style-name="Standard">
      <style:paragraph-properties fo:text-align="end" style:justify-single-word="false"/>
      <style:text-properties fo:color="#000000" fo:font-size="10pt" fo:language="uk" fo:country="UA" style:font-size-asian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6pt" fo:language="uk" fo:country="UA" fo:font-style="italic" style:font-size-asian="16pt" style:font-style-asian="italic" style:font-name-complex="Times New Roman1"/>
    </style:style>
    <style:style style:name="P8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Times New Roman" fo:font-size="14pt" fo:language="uk" fo:country="UA" style:font-size-asian="14pt" style:font-name-complex="Times New Roman1"/>
    </style:style>
    <style:style style:name="P9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/>
    </style:style>
    <style:style style:name="P10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Times New Roman" fo:font-size="14pt" fo:language="uk" fo:country="UA" fo:font-weight="bold" style:font-size-asian="14pt" style:font-weight-asian="bold" style:font-name-complex="Times New Roman1"/>
    </style:style>
    <style:style style:name="P11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Times New Roman" fo:font-size="14pt" fo:language="uk" fo:country="UA" fo:font-style="italic" style:font-size-asian="14pt" style:font-style-asian="italic" style:font-name-complex="Times New Roman1"/>
    </style:style>
    <style:style style:name="P12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Times New Roman" fo:font-size="14pt" fo:language="uk" fo:country="UA" fo:font-style="italic" officeooo:rsid="001b6046" officeooo:paragraph-rsid="001b6046" style:font-size-asian="14pt" style:font-style-asian="italic" style:font-name-complex="Times New Roman1"/>
    </style:style>
    <style:style style:name="P13" style:family="paragraph" style:parent-style-name="Standard">
      <style:paragraph-properties fo:margin-top="0in" fo:margin-bottom="0in" loext:contextual-spacing="false" fo:text-align="end" style:justify-single-word="false"/>
      <style:text-properties fo:color="#000000" style:font-name="Times New Roman" fo:font-size="14pt" fo:language="uk" fo:country="UA" fo:font-style="italic" officeooo:rsid="00098dd0" officeooo:paragraph-rsid="00098dd0" style:font-size-asian="14pt" style:font-style-asian="italic" style:font-name-complex="Times New Roman1"/>
    </style:style>
    <style:style style:name="P14" style:family="paragraph" style:parent-style-name="Standard">
      <style:paragraph-properties fo:margin-top="0in" fo:margin-bottom="0in" loext:contextual-spacing="false"/>
      <style:text-properties fo:color="#000000" fo:font-size="1pt" fo:language="uk" fo:country="UA" style:font-size-asian="1pt"/>
    </style:style>
    <style:style style:name="P15" style:family="paragraph" style:parent-style-name="Standard">
      <style:paragraph-properties fo:margin-top="0in" fo:margin-bottom="0in" loext:contextual-spacing="false" fo:text-align="end" style:justify-single-word="false"/>
      <style:text-properties fo:color="#000000" fo:font-size="1pt" fo:language="uk" fo:country="UA" style:font-size-asian="1pt"/>
    </style:style>
    <style:style style:name="P16" style:family="paragraph" style:parent-style-name="Standard">
      <style:paragraph-properties fo:margin-top="0in" fo:margin-bottom="0in" loext:contextual-spacing="false" fo:text-align="end" style:justify-single-word="false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fo:font-style="italic" style:text-underline-style="solid" style:text-underline-width="auto" style:text-underline-color="font-color" officeooo:rsid="001e7fcf" officeooo:paragraph-rsid="001e7fcf" style:font-size-asian="12.25pt" style:font-style-asian="italic" style:font-size-complex="14pt" style:font-style-complex="italic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0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21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fo:font-style="italic" style:text-underline-style="solid" style:text-underline-width="auto" style:text-underline-color="font-color" officeooo:rsid="001e7fcf" officeooo:paragraph-rsid="001e7fcf" style:font-size-asian="12.25pt" style:font-style-asian="italic" style:font-size-complex="14pt" style:font-style-complex="italic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/>
      <style:text-properties fo:font-size="14pt" fo:font-style="italic" style:text-underline-style="solid" style:text-underline-width="auto" style:text-underline-color="font-color" officeooo:rsid="00204bea" officeooo:paragraph-rsid="00204bea" style:font-size-asian="12.25pt" style:font-style-asian="italic" style:font-size-complex="14pt" style:font-style-complex="italic"/>
    </style:style>
    <style:style style:name="P23" style:family="paragraph" style:parent-style-name="Standard">
      <style:paragraph-properties fo:margin-top="0in" fo:margin-bottom="0in" loext:contextual-spacing="false" fo:text-align="start" style:justify-single-word="false"/>
      <style:text-properties fo:font-size="10pt" style:font-size-asian="10pt" style:font-size-complex="10pt"/>
    </style:style>
    <style:style style:name="T1" style:family="text">
      <style:text-properties fo:color="#a6a6a6" style:font-name="Times New Roman" fo:language="uk" fo:country="UA" fo:font-weight="bold" style:font-weight-asian="bold" style:font-name-complex="Times New Roman1"/>
    </style:style>
    <style:style style:name="T2" style:family="text">
      <style:text-properties fo:color="#a6a6a6" style:font-name="Times New Roman" fo:language="uk" fo:country="UA" style:font-name-complex="Times New Roman1"/>
    </style:style>
    <style:style style:name="T3" style:family="text">
      <style:text-properties fo:color="#a6a6a6" style:font-name="Times New Roman" fo:font-weight="bold" style:font-weight-asian="bold" style:font-name-complex="Times New Roman1"/>
    </style:style>
    <style:style style:name="T4" style:family="text">
      <style:text-properties fo:color="#a6a6a6" style:font-name="Times New Roman" fo:language="ru" fo:country="RU" style:font-name-complex="Times New Roman1"/>
    </style:style>
    <style:style style:name="T5" style:family="text">
      <style:text-properties fo:color="#a6a6a6" fo:language="uk" fo:country="UA"/>
    </style:style>
    <style:style style:name="T6" style:family="text">
      <style:text-properties fo:color="#000000" style:font-name="Times New Roman" fo:font-size="12pt" fo:language="ru" fo:country="RU" fo:font-weight="bold" style:font-size-asian="12pt" style:font-weight-asian="bold" style:font-name-complex="Times New Roman1"/>
    </style:style>
    <style:style style:name="T7" style:family="text">
      <style:text-properties fo:color="#000000" style:font-name="Times New Roman" fo:font-size="12pt" fo:language="uk" fo:country="UA" fo:font-weight="bold" style:font-size-asian="12pt" style:font-weight-asian="bold" style:font-name-complex="Times New Roman1"/>
    </style:style>
    <style:style style:name="T8" style:family="text">
      <style:text-properties fo:color="#000000" style:font-name="Times New Roman" fo:font-size="14pt" fo:language="uk" fo:country="UA" fo:font-weight="bold" style:font-size-asian="14pt" style:font-weight-asian="bold" style:font-name-complex="Times New Roman1"/>
    </style:style>
    <style:style style:name="T9" style:family="text">
      <style:text-properties fo:color="#000000" style:font-name="Times New Roman" fo:font-size="14pt" fo:language="uk" fo:country="UA" fo:font-weight="bold" officeooo:rsid="0019c4c0" style:font-size-asian="14pt" style:font-weight-asian="bold" style:font-name-complex="Times New Roman1"/>
    </style:style>
    <style:style style:name="T10" style:family="text">
      <style:text-properties fo:color="#000000" style:font-name="Times New Roman" fo:font-size="14pt" fo:language="uk" fo:country="UA" style:font-size-asian="14pt" style:font-name-complex="Times New Roman1"/>
    </style:style>
    <style:style style:name="T11" style:family="text">
      <style:text-properties fo:color="#000000" style:font-name="Times New Roman" fo:font-size="14pt" fo:language="uk" fo:country="UA" officeooo:rsid="00098dd0" style:font-size-asian="14pt" style:font-name-complex="Times New Roman1"/>
    </style:style>
    <style:style style:name="T12" style:family="text">
      <style:text-properties fo:color="#000000" style:font-name="Times New Roman" fo:font-size="36pt" fo:language="uk" fo:country="UA" fo:font-weight="bold" style:font-size-asian="36pt" style:font-weight-asian="bold" style:font-name-complex="Times New Roman1"/>
    </style:style>
    <style:style style:name="T13" style:family="text">
      <style:text-properties fo:color="#000000" style:font-name="Times New Roman" fo:font-size="36pt" fo:language="ru" fo:country="RU" fo:font-weight="bold" officeooo:rsid="001cc725" style:font-size-asian="36pt" style:font-weight-asian="bold" style:font-name-complex="Times New Roman1"/>
    </style:style>
    <style:style style:name="T14" style:family="text">
      <style:text-properties fo:color="#000000" style:font-name="Times New Roman" fo:font-size="36pt" fo:language="ru" fo:country="RU" fo:font-weight="bold" officeooo:rsid="00204bea" style:font-size-asian="36pt" style:font-weight-asian="bold" style:font-name-complex="Times New Roman1"/>
    </style:style>
    <style:style style:name="T15" style:family="text">
      <style:text-properties officeooo:rsid="0019c4c0"/>
    </style:style>
    <style:style style:name="T16" style:family="text">
      <style:text-properties officeooo:rsid="001b6046"/>
    </style:style>
    <style:style style:name="T17" style:family="text">
      <style:text-properties officeooo:rsid="001cc7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6">М</text:span><text:span text:style-name="T7">ІНІСТЕРСТВО ОСВІТИ І НАУКИ УКРАЇНИ</text:span></text:p>
      <text:p text:style-name="P9">Національний технічний університет України</text:p>
      <text:p text:style-name="P9">«Київський Політехнічний Інститут»</text:p>
      <text:p text:style-name="P11">Факультет інформатики та обчислювальної техніки</text:p>
      <text:p text:style-name="P11">Кафедра обчислювальної техніки</text:p>
      <text:p text:style-name="P2"/>
      <text:p text:style-name="P2"/>
      <text:p text:style-name="P2"/>
      <text:p text:style-name="P2"/>
      <text:p text:style-name="P6"><text:span text:style-name="T12">Лабораторна робота №</text:span><text:span text:style-name="T14">3</text:span></text:p>
      <text:p text:style-name="P3">з дисципліни «<text:span text:style-name="T16">Методи оптимізації і планування експерименту</text:span>»</text:p>
      <text:p text:style-name="P4">на тему“<text:span text:style-name="T17">Проведення трьохфакторного експерименту з використанням лінійного рівняння регресії</text:span>”</text:p>
      <text:p text:style-name="P7"/>
      <text:p text:style-name="P7"/>
      <text:p text:style-name="P5"/>
      <text:p text:style-name="P10"/>
      <text:p text:style-name="P10"/>
      <text:p text:style-name="P10">Викона<text:span text:style-name="T15">в</text:span>:</text:p>
      <text:p text:style-name="P8">студент 2-го курсу ФІОТ</text:p>
      <text:p text:style-name="P16"><text:span text:style-name="T10">групи ІО-</text:span><text:span text:style-name="T11">82</text:span></text:p>
      <text:p text:style-name="P13">Шевчук О. <text:span text:style-name="T15">Б. </text:span></text:p>
      <text:p text:style-name="P12">Номер у списку: 24</text:p>
      <text:p text:style-name="P8"/>
      <text:p text:style-name="P10">Перевірив:</text:p>
      <text:p text:style-name="P12">Регіда П. Г.</text:p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pan text:style-name="T8">Київ – 20</text:span><text:span text:style-name="T9">20 </text:span></text:p>
      <text:p text:style-name="P22"><text:soft-page-break/>Варіант</text:p>
      <text:p text:style-name="P22"><draw:frame draw:style-name="fr1" draw:name="Image1" text:anchor-type="paragraph" svg:x="0.0138in" svg:y="0.1146in" svg:width="4.6764in" svg:height="0.2291in" draw:z-index="0"><draw:image xlink:href="Pictures/10000000000001C1000000165659E388C378D3A4.png" xlink:type="simple" xlink:show="embed" xlink:actuate="onLoad" loext:mime-type="image/x-vclgraphic"/></draw:frame></text:p>
      <text:p text:style-name="P17"/>
      <text:p text:style-name="P17">Лістинг коду програми</text:p>
      <text:p text:style-name="P18"/>
      <text:p text:style-name="P18">import numpy as np</text:p>
      <text:p text:style-name="P18"/>
      <text:p text:style-name="P18"/>
      <text:p text:style-name="P18">def normalise(factors, def_matrx):</text:p>
      <text:p text:style-name="P18"><text:s text:c="4"/>X0 = np.mean(def_matrx, axis=1)</text:p>
      <text:p text:style-name="P18"><text:s text:c="4"/>delta = np.array([(def_matrx[i, 1] - X0[i]) for i in range(len(factors[0]))])</text:p>
      <text:p text:style-name="P18"><text:s text:c="4"/>X_norm = np.array(</text:p>
      <text:p text:style-name="P18"><text:s text:c="8"/>[[round((factors[i, j] - X0[j]) / delta[j], 3) for j in range(len(factors[i]))]</text:p>
      <text:p text:style-name="P18"><text:s text:c="9"/>for i in range(len(factors))])</text:p>
      <text:p text:style-name="P18"><text:s text:c="4"/>return X_norm</text:p>
      <text:p text:style-name="P18"/>
      <text:p text:style-name="P18"/>
      <text:p text:style-name="P18">def cohran(Y_matrix):</text:p>
      <text:p text:style-name="P18"><text:s text:c="4"/>mean_Y = np.mean(Y_matrix, axis=1)</text:p>
      <text:p text:style-name="P18"><text:s text:c="4"/>dispersion_Y = np.mean((Y_matrix.T - mean_Y) <text:s/>2, axis=0)</text:p>
      <text:p text:style-name="P18"><text:s text:c="4"/>Gp = np.max(dispersion_Y) / (np.sum(dispersion_Y))</text:p>
      <text:p text:style-name="P18"><text:s text:c="4"/>if Gp &lt; 0.5598:</text:p>
      <text:p text:style-name="P18"><text:s text:c="8"/>return True</text:p>
      <text:p text:style-name="P18"><text:s text:c="4"/>return False</text:p>
      <text:p text:style-name="P18"/>
      <text:p text:style-name="P18"/>
      <text:p text:style-name="P18">def student(norm_factors, Y_matrix):</text:p>
      <text:p text:style-name="P18"><text:s text:c="4"/>mean_Y = np.mean(Y_matrix, axis=1)</text:p>
      <text:p text:style-name="P18"><text:s text:c="4"/>dispersion_Y = np.mean((Y_matrix.T - mean_Y) <text:s/>2, axis=0)</text:p>
      <text:p text:style-name="P18"><text:s text:c="4"/>mean_dispersion = np.mean(dispersion_Y)</text:p>
      <text:p text:style-name="P18"><text:s text:c="4"/>sigma = np.sqrt(mean_dispersion / (4 * 6))</text:p>
      <text:p text:style-name="P18"><text:s text:c="4"/>beta = np.mean(norm_factors.T * mean_Y, axis=1)</text:p>
      <text:p text:style-name="P18"><text:s text:c="4"/>t = np.abs(beta) / sigma</text:p>
      <text:p text:style-name="P18"><text:s text:c="4"/>return np.where(t &gt; 2.086)</text:p>
      <text:p text:style-name="P18"/>
      <text:p text:style-name="P18"/>
      <text:p text:style-name="P18">def fisher(Y_matrix, d):</text:p>
      <text:p text:style-name="P18"><text:s text:c="4"/>if d == 4:</text:p>
      <text:p text:style-name="P18"><text:s text:c="8"/>return False</text:p>
      <text:p text:style-name="P18"><text:s text:c="4"/>Sad = 6 / (4 - d) * np.mean(check1 - mean_Y)</text:p>
      <text:p text:style-name="P18"><text:s text:c="4"/>mean_dispersion = np.mean(np.mean((Y_matrix.T - mean_Y) ** 2, axis=0))</text:p>
      <text:p text:style-name="P18"><text:s text:c="4"/>Fp = Sad / mean_dispersion</text:p>
      <text:p text:style-name="P18"><text:s text:c="4"/>if Fp &gt; 4.4:</text:p>
      <text:p text:style-name="P18"><text:s text:c="8"/>return False</text:p>
      <text:p text:style-name="P18"><text:s text:c="4"/>return True</text:p>
      <text:p text:style-name="P18"/>
      <text:p text:style-name="P18"/>
      <text:p text:style-name="P18">x1min, x1max = -20, 15</text:p>
      <text:p text:style-name="P18">x2min, x2max = 25, 45</text:p>
      <text:p text:style-name="P18">x3min, x3max = -20, -15</text:p>
      <text:p text:style-name="P18">def_matrx = np.array([[x1min, x1max], [x2min, x2max], [x3min, x3max]])</text:p>
      <text:p text:style-name="P18">factors = np.array([np.random.randint(x1min, x1max, size=4), np.random.randint(x2min, x2max, size=4), np.random.randint(x3min, x3max, size=4)]).T</text:p>
      <text:p text:style-name="P18">norm_factors = normalise(factors, def_matrx)</text:p>
      <text:p text:style-name="P18">factors = np.insert(factors, 0, 1, axis=1)</text:p>
      <text:p text:style-name="P18">norm_factors = np.insert(norm_factors, 0, 1, axis=1)</text:p>
      <text:p text:style-name="P18"><text:soft-page-break/>Y_matrix = np.random.randint(200 + np.mean(def_matrx, axis=0)[0], 200 + np.mean(def_matrx, axis=0)[1], size=(4, 6))</text:p>
      <text:p text:style-name="P18">mean_Y = np.mean(Y_matrix, axis=1)</text:p>
      <text:p text:style-name="P18"/>
      <text:p text:style-name="P18">if cohran(Y_matrix):</text:p>
      <text:p text:style-name="P18"><text:s text:c="4"/>b_natural = np.linalg.lstsq(factors, mean_Y, rcond=None)[0]</text:p>
      <text:p text:style-name="P18"><text:s text:c="4"/>b_norm = np.linalg.lstsq(norm_factors, mean_Y, rcond=None)[0]</text:p>
      <text:p text:style-name="P18"><text:s text:c="4"/>check1 = np.sum(b_natural * factors, axis=1)</text:p>
      <text:p text:style-name="P18"><text:s text:c="4"/>check2 = np.sum(b_norm * norm_factors, axis=1)</text:p>
      <text:p text:style-name="P18"><text:s text:c="4"/>indexes = student(norm_factors, Y_matrix)</text:p>
      <text:p text:style-name="P18"><text:s text:c="4"/>print("Фактори: \n", factors)</text:p>
      <text:p text:style-name="P18"><text:s text:c="4"/>print("Нормована матриця факторів: \n", norm_factors)</text:p>
      <text:p text:style-name="P18"><text:s text:c="4"/>print("Функції відгуку: \n", Y_matrix)</text:p>
      <text:p text:style-name="P18"><text:s text:c="4"/>print("Середні значення У: ", mean_Y)</text:p>
      <text:p text:style-name="P18"><text:s text:c="4"/>print("Натуралізовані коефіціенти: ", b_natural)</text:p>
      <text:p text:style-name="P18"><text:s text:c="4"/>print("Нормовані коефіціенти: ", b_norm)</text:p>
      <text:p text:style-name="P18"><text:s text:c="4"/>print("Перевірка 1: ", check1)</text:p>
      <text:p text:style-name="P18"><text:s text:c="4"/>print("Перевірка 2: ", check2)</text:p>
      <text:p text:style-name="P18"><text:s text:c="4"/>print("Індекси коефіціентів, які задовольняють критерію Стьюдента: ", np.array(indexes)[0])</text:p>
      <text:p text:style-name="P18"><text:s text:c="4"/>print("Критерій Стьюдента: ", np.sum(np.sum(b_natural[indexes] * factors[:, indexes], axis=1), axis=1))</text:p>
      <text:p text:style-name="P18"><text:s text:c="4"/>if fisher(Y_matrix, np.size(indexes)):</text:p>
      <text:p text:style-name="P18"><text:s text:c="8"/>print("Рівняння регресії є адекватним оригіналу.")</text:p>
      <text:p text:style-name="P18"><text:s text:c="4"/>else:</text:p>
      <text:p text:style-name="P18"><text:s text:c="8"/>print("Рівняння регресії не є адекватним оригіналу.")</text:p>
      <text:p text:style-name="P18">else:</text:p>
      <text:p text:style-name="P18"><text:s text:c="4"/>print("Дисперсія неоднорідна!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3638in" style:type="center"/>
          <style:tab-stop style:position="6.7283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2" style:display-name="Основной текст2" style:family="paragraph" style:parent-style-name="Standard" style:default-outline-level="">
      <loext:graphic-properties draw:fill="solid" draw:fill-color="#ffffff"/>
      <style:paragraph-properties fo:margin-left="0in" fo:margin-right="0in" fo:margin-top="0in" fo:margin-bottom="1.3752in" loext:contextual-spacing="false" fo:line-height="0.2402in" fo:text-align="center" style:justify-single-word="false" fo:orphans="0" fo:widows="0" fo:text-indent="-0.361in" style:auto-text-indent="false" fo:background-color="#ffffff"/>
      <style:text-properties style:font-name="Times New Roman" fo:font-family="'Times New Roman'" style:font-family-generic="roman" style:font-pitch="variable" fo:font-size="9.5pt" fo:language="ru" fo:country="RU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language="en" fo:country="US"/>
    </style:style>
    <style:style style:name="Нижний_20_колонтитул_20_Знак" style:display-name="Нижний колонтитул Знак" style:family="text" style:parent-style-name="Default_20_Paragraph_20_Font">
      <style:text-properties fo:language="en" fo:country="US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fo:language="en" fo:country="US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5f_" style:display-name="Основной текст_" style:family="text" style:parent-style-name="Default_20_Paragraph_20_Font">
      <style:text-properties style:font-name="Times New Roman" fo:font-family="'Times New Roman'" style:font-family-generic="roman" style:font-pitch="variable" fo:font-size="9.5pt" fo:background-color="#ffffff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color="#000000" style:font-name="Times New Roman" fo:font-family="'Times New Roman'" style:font-family-generic="roman" style:font-pitch="variable" fo:font-size="9.5pt" fo:letter-spacing="normal" fo:language="uk" fo:country="UA" fo:background-color="#ffffff" style:font-size-asian="9.5pt" style:rfc-language-tag-asian="x-none" style:font-name-complex="Times New Roman1" style:font-family-complex="'Times New Roman'" style:font-family-generic-complex="system" style:font-pitch-complex="variable" style:font-size-complex="9.5pt" style:text-scale="100%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language="en" fo:country="US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ypenamelink" style:family="text" style:parent-style-name="Default_20_Paragraph_20_Font"/>
    <style:style style:name="apple-converted-space" style:family="text" style:parent-style-name="Default_20_Paragraph_20_Font"/>
    <style:style style:name="membernamelink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n" fo:country="US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ypenamelink1" style:family="text" style:parent-style-name="Default_20_Paragraph_20_Font">
      <style:text-properties fo:font-weight="bold" style:font-weight-asian="bold" style:font-weight-complex="bold"/>
    </style:style>
    <style:style style:name="membernamelink1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normal" style:text-scale="100%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normal" style:text-scale="100%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font-weight="bold" style:font-weight-asian="bold"/>
    </style:style>
    <style:style style:name="ListLabel_20_23" style:display-name="ListLabel 23" style:family="text">
      <style:text-properties fo:font-weight="bold" style:font-weight-asian="bold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fo:font-weight="bold" style:font-weight-asian="bold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0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0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0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0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0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02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02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02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02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02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02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02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0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27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1" style:num-suffix="•" text:bullet-char="•">
        <style:list-level-properties text:list-level-position-and-space-mode="label-alignment">
          <style:list-level-label-alignment text:label-followed-by="listtab" fo:text-indent="-0.25in" fo:margin-left="0.9898in"/>
        </style:list-level-properties>
        <style:text-properties fo:font-family="'Times New Roman'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.4898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898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898in"/>
        </style:list-level-properties>
        <style:text-properties fo:font-family="Symbol" style:font-charset="x-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9898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898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898in"/>
        </style:list-level-properties>
        <style:text-properties fo:font-family="Symbol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.4898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89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1.7598in" fo:margin-right="0in" fo:text-indent="-1.7598in" style:auto-text-indent="false">
        <style:tab-stops>
          <style:tab-stop style:position="6.3in" style:type="center"/>
          <style:tab-stop style:position="6.7283in" style:type="right"/>
        </style:tab-stops>
      </style:paragraph-properties>
    </style:style>
    <style:style style:name="MT1" style:family="text">
      <style:text-properties fo:color="#a6a6a6" style:font-name="Times New Roman" fo:language="uk" fo:country="UA" fo:font-weight="bold" style:font-weight-asian="bold" style:font-name-complex="Times New Roman1"/>
    </style:style>
    <style:style style:name="MT2" style:family="text">
      <style:text-properties fo:color="#a6a6a6" style:font-name="Times New Roman" fo:font-weight="bold" style:font-weight-asian="bold" style:font-name-complex="Times New Roman1"/>
    </style:style>
    <style:style style:name="MT3" style:family="text">
      <style:text-properties fo:color="#a6a6a6" fo:language="uk" fo:country="UA"/>
    </style:style>
    <style:style style:name="MT4" style:family="text">
      <style:text-properties fo:color="#a6a6a6" style:font-name="Times New Roman" fo:language="uk" fo:country="UA" style:font-name-complex="Times New Roman1"/>
    </style:style>
    <style:style style:name="MT5" style:family="text">
      <style:text-properties fo:color="#a6a6a6" style:font-name="Times New Roman" fo:language="ru" fo:country="RU" style:font-name-complex="Times New Roman1"/>
    </style:style>
    <style:page-layout style:name="Mpm1">
      <style:page-layout-properties fo:page-width="8.2681in" fo:page-height="11.6929in" style:num-format="1" style:print-orientation="portrait" fo:margin-top="0.4917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Лабораторна робота №</text:span><text:span text:style-name="MT2">4</text:span><text:span text:style-name="MT3"> </text:span><text:span text:style-name="MT4"><text:tab/></text:span><text:span text:style-name="MT5"> <text:s text:c="14"/></text:span><text:span text:style-name="MT4"><text:tab/></text:span><text:span text:style-name="MT4"><text:page-number text:select-page="current">3</text:page-number></text:span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6-02-23T09:37:00</meta:print-date>
    <meta:creation-date>2015-09-11T12:24:00</meta:creation-date>
    <dc:date>2020-03-18T19:48:45.053710241</dc:date>
    <meta:editing-duration>PT11H37M23S</meta:editing-duration>
    <meta:editing-cycles>11</meta:editing-cycles>
    <meta:generator>LibreOffice/6.0.7.3$Linux_X86_64 LibreOffice_project/00m0$Build-3</meta:generator>
    <meta:document-statistic meta:table-count="0" meta:image-count="1" meta:object-count="0" meta:page-count="3" meta:paragraph-count="83" meta:word-count="376" meta:character-count="3296" meta:non-whitespace-character-count="27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